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fo:font-style="italic" officeooo:rsid="001a6335" officeooo:paragraph-rsid="00092430" style:font-name-asian="Noto Sans CJK SC Regular" style:font-size-asian="12pt" style:font-style-asian="italic" style:font-name-complex="FreeSans" style:font-size-complex="12pt" style:font-style-complex="italic"/>
    </style:style>
    <style:style style:name="P2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92430" style:font-name-asian="Noto Sans CJK SC Regular" style:font-size-asian="12pt" style:font-name-complex="FreeSans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officeooo:rsid="00228538" officeooo:paragraph-rsid="00092430" style:font-name-asian="Noto Sans CJK SC Regular" style:font-size-asian="12pt" style:font-name-complex="FreeSans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92430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1" fo:font-size="12pt" fo:language="uk" fo:country="UA" officeooo:paragraph-rsid="00092430" style:font-size-asian="12pt" style:font-size-complex="12pt"/>
    </style:style>
    <style:style style:name="P6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style:page-number="auto" fo:background-color="transparent"/>
      <style:text-properties style:font-name="Times New Roman1" fo:font-size="12pt" fo:language="uk" fo:country="UA" officeooo:rsid="001bfcd0" officeooo:paragraph-rsid="000955a9" style:font-size-asian="12pt" style:font-size-complex="12pt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92430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955a9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dbda5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b9962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0c7cf4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12e992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92430" style:font-name-asian="Noto Sans CJK SC Regular" style:font-size-asian="12pt" style:font-name-complex="FreeSans" style:font-size-complex="12pt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955a9" style:font-name-asian="Noto Sans CJK SC Regular" style:font-size-asian="12pt" style:font-name-complex="FreeSans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dbda5" style:font-name-asian="Noto Sans CJK SC Regular" style:font-size-asian="12pt" style:font-name-complex="FreeSans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2e992" style:font-name-asian="Noto Sans CJK SC Regular" style:font-size-asian="12pt" style:font-name-complex="FreeSans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242283" officeooo:paragraph-rsid="0009a4c8" style:font-name-asian="Noto Sans CJK SC Regular" style:font-size-asian="12pt" style:font-name-complex="FreeSans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0dbda5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092430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3c7d60" officeooo:paragraph-rsid="0009a4c8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2634e1" officeooo:paragraph-rsid="00092430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282d0e" officeooo:paragraph-rsid="00092430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2ecd8f" officeooo:paragraph-rsid="00092430" style:font-style-asian="normal" style:font-style-complex="normal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2ecd8f" officeooo:paragraph-rsid="000c7cf4" style:font-style-asian="normal" style:font-style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1c6eb" officeooo:paragraph-rsid="000c7cf4" style:font-style-asian="normal" style:font-style-complex="normal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3a15b" officeooo:paragraph-rsid="00092430" style:font-style-asian="normal" style:font-style-complex="normal"/>
    </style:style>
    <style:style style:name="P2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09a4c8"/>
    </style:style>
    <style:style style:name="P2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092430"/>
    </style:style>
    <style:style style:name="P2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normal" officeooo:rsid="00331474" officeooo:paragraph-rsid="00092430" style:font-name-asian="Noto Sans CJK SC Regular" style:font-size-asian="12pt" style:font-style-asian="normal" style:font-name-complex="FreeSans" style:font-size-complex="12pt" style:font-style-complex="normal"/>
    </style:style>
    <style:style style:name="P3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12e992" style:font-size-asian="12pt" style:font-size-complex="12pt"/>
    </style:style>
    <style:style style:name="P3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rsid="001bfcd0" officeooo:paragraph-rsid="0012e992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89e3" style:font-style-asian="italic" style:font-style-complex="italic"/>
    </style:style>
    <style:style style:name="T3" style:family="text">
      <style:text-properties fo:font-style="italic" officeooo:rsid="000c6998" style:font-style-asian="italic" style:font-style-complex="italic"/>
    </style:style>
    <style:style style:name="T4" style:family="text">
      <style:text-properties fo:font-style="italic" style:font-name-asian="Noto Sans CJK SC Regular" style:font-style-asian="italic" style:font-name-complex="FreeSans" style:font-style-complex="italic"/>
    </style:style>
    <style:style style:name="T5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6" style:family="text">
      <style:text-properties fo:font-style="italic" officeooo:rsid="002089e3" style:font-name-asian="Noto Sans CJK SC Regular" style:font-style-asian="italic" style:font-name-complex="FreeSans" style:font-style-complex="italic"/>
    </style:style>
    <style:style style:name="T7" style:family="text">
      <style:text-properties officeooo:rsid="004502e3"/>
    </style:style>
    <style:style style:name="T8" style:family="text">
      <style:text-properties style:text-position="sub 58%" style:font-name-asian="Noto Sans CJK SC Regular" style:font-name-complex="FreeSans"/>
    </style:style>
    <style:style style:name="T9" style:family="text">
      <style:text-properties style:text-position="sub 58%" officeooo:rsid="004502e3" style:font-name-asian="Noto Sans CJK SC Regular" style:font-name-complex="FreeSans"/>
    </style:style>
    <style:style style:name="T10" style:family="text">
      <style:text-properties style:text-position="sub 58%" officeooo:rsid="001a6335" style:font-name-asian="Noto Sans CJK SC Regular" style:font-name-complex="FreeSans"/>
    </style:style>
    <style:style style:name="T11" style:family="text">
      <style:text-properties style:text-position="sub 58%" officeooo:rsid="000c6998" style:font-name-asian="Noto Sans CJK SC Regular" style:font-name-complex="FreeSans"/>
    </style:style>
    <style:style style:name="T12" style:family="text">
      <style:text-properties style:text-position="sub 58%" fo:font-style="normal" style:font-style-asian="normal" style:font-style-complex="normal"/>
    </style:style>
    <style:style style:name="T13" style:family="text">
      <style:text-properties style:text-position="sub 58%" fo:font-style="normal" officeooo:rsid="0036f0c3" style:font-style-asian="normal" style:font-style-complex="normal"/>
    </style:style>
    <style:style style:name="T14" style:family="text">
      <style:text-properties style:text-position="sub 58%" fo:font-style="normal" officeooo:rsid="0037a67a" style:font-style-asian="normal" style:font-style-complex="normal"/>
    </style:style>
    <style:style style:name="T15" style:family="text">
      <style:text-properties style:text-position="sub 58%" fo:font-style="normal" officeooo:rsid="00331474" style:font-style-asian="normal" style:font-style-complex="normal"/>
    </style:style>
    <style:style style:name="T16" style:family="text">
      <style:text-properties style:text-position="sub 58%" fo:font-style="normal" officeooo:rsid="000c6998" style:font-name-asian="Symbola" style:font-style-asian="normal" style:font-name-complex="Symbola" style:font-style-complex="normal"/>
    </style:style>
    <style:style style:name="T17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8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9" style:family="text">
      <style:text-properties style:text-position="sub 58%" fo:font-size="12pt" fo:language="uk" fo:country="UA" officeooo:rsid="002089e3" style:font-name-asian="Noto Sans CJK SC Regular" style:font-size-asian="12pt" style:font-name-complex="FreeSans" style:font-size-complex="12pt"/>
    </style:style>
    <style:style style:name="T20" style:family="text">
      <style:text-properties style:text-position="sub 58%" fo:font-size="12pt" fo:language="uk" fo:country="UA" officeooo:rsid="001f3702" style:font-name-asian="Noto Sans CJK SC Regular" style:font-size-asian="12pt" style:font-name-complex="FreeSans" style:font-size-complex="12pt"/>
    </style:style>
    <style:style style:name="T21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22" style:family="text">
      <style:text-properties style:text-position="sub 58%" fo:font-size="12pt" fo:language="uk" fo:country="UA" officeooo:rsid="000955a9" style:font-name-asian="Noto Sans CJK SC Regular" style:font-size-asian="12pt" style:font-name-complex="FreeSans" style:font-size-complex="12pt"/>
    </style:style>
    <style:style style:name="T23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05d324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fo:font-style="normal" officeooo:rsid="002089e3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29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30" style:family="text">
      <style:text-properties style:text-position="sub 58%" fo:font-size="12pt" fo:language="uk" fo:country="UA" fo:font-style="normal" officeooo:rsid="0020ed2f" style:font-name-asian="Noto Sans CJK SC Regular" style:font-size-asian="12pt" style:font-style-asian="normal" style:font-name-complex="FreeSans" style:font-size-complex="12pt" style:font-style-complex="normal"/>
    </style:style>
    <style:style style:name="T31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32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33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34" style:family="text">
      <style:text-properties style:text-position="sub 58%" fo:font-size="12pt" fo:language="uk" fo:country="UA" fo:font-style="normal" officeooo:rsid="0009a4c8" style:font-name-asian="Noto Sans CJK SC Regular" style:font-size-asian="12pt" style:font-style-asian="normal" style:font-name-complex="FreeSans" style:font-size-complex="12pt" style:font-style-complex="normal"/>
    </style:style>
    <style:style style:name="T35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36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37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38" style:family="text">
      <style:text-properties style:text-position="sub 58%" fo:font-size="12pt" fo:language="uk" fo:country="UA" officeooo:rsid="0040232e" style:font-name-asian="Times New Roman" style:font-size-asian="12pt" style:font-name-complex="Times New Roman" style:font-size-complex="12pt"/>
    </style:style>
    <style:style style:name="T39" style:family="text">
      <style:text-properties style:text-position="sub 58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40" style:family="text">
      <style:text-properties style:text-position="sub 58%" fo:language="uk" fo:country="UA" fo:font-style="normal" officeooo:rsid="0020ed2f" style:font-name-asian="Noto Sans CJK SC Regular" style:font-style-asian="normal" style:font-name-complex="FreeSans" style:font-style-complex="normal"/>
    </style:style>
    <style:style style:name="T41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42" style:family="text">
      <style:text-properties style:text-position="sub 58%" fo:language="uk" fo:country="UA" officeooo:rsid="000c6998"/>
    </style:style>
    <style:style style:name="T43" style:family="text">
      <style:text-properties style:text-position="sub 58%" fo:language="uk" fo:country="UA" officeooo:rsid="000c6998" style:font-name-asian="Noto Sans CJK SC Regular" style:font-name-complex="FreeSans"/>
    </style:style>
    <style:style style:name="T44" style:family="text">
      <style:text-properties style:text-position="sub 58%" style:font-name="Times New Roman1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45" style:family="text">
      <style:text-properties style:text-position="sub 58%" officeooo:rsid="000c6998"/>
    </style:style>
    <style:style style:name="T46" style:family="text">
      <style:text-properties style:font-name-asian="Noto Sans CJK SC Regular" style:font-name-complex="FreeSans"/>
    </style:style>
    <style:style style:name="T47" style:family="text">
      <style:text-properties officeooo:rsid="004502e3" style:font-name-asian="Noto Sans CJK SC Regular" style:font-name-complex="FreeSans"/>
    </style:style>
    <style:style style:name="T48" style:family="text">
      <style:text-properties officeooo:rsid="0046f8b1" style:font-name-asian="Noto Sans CJK SC Regular" style:font-name-complex="FreeSans"/>
    </style:style>
    <style:style style:name="T49" style:family="text">
      <style:text-properties officeooo:rsid="001dc853" style:font-name-asian="Noto Sans CJK SC Regular" style:font-name-complex="FreeSans"/>
    </style:style>
    <style:style style:name="T50" style:family="text">
      <style:text-properties officeooo:rsid="001a6335" style:font-name-asian="Noto Sans CJK SC Regular" style:font-name-complex="FreeSans"/>
    </style:style>
    <style:style style:name="T51" style:family="text">
      <style:text-properties officeooo:rsid="000c6998" style:font-name-asian="Noto Sans CJK SC Regular" style:font-name-complex="FreeSans"/>
    </style:style>
    <style:style style:name="T52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53" style:family="text">
      <style:text-properties fo:font-style="normal" officeooo:rsid="000d2bcb" style:font-style-asian="normal" style:font-style-complex="normal"/>
    </style:style>
    <style:style style:name="T54" style:family="text">
      <style:text-properties style:text-position="0% 100%"/>
    </style:style>
    <style:style style:name="T55" style:family="text">
      <style:text-properties style:text-position="0% 100%" fo:font-style="italic" officeooo:rsid="002089e3" style:font-name-asian="Symbol" style:font-style-asian="italic" style:font-name-complex="Symbol" style:font-style-complex="italic"/>
    </style:style>
    <style:style style:name="T56" style:family="text">
      <style:text-properties style:text-position="0% 100%" fo:font-style="italic" officeooo:rsid="0023608f" style:font-name-asian="Symbol" style:font-style-asian="italic" style:font-name-complex="Symbol" style:font-style-complex="italic"/>
    </style:style>
    <style:style style:name="T57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58" style:family="text">
      <style:text-properties style:text-position="0% 100%" fo:font-style="italic" style:font-style-asian="italic" style:font-style-complex="italic"/>
    </style:style>
    <style:style style:name="T59" style:family="text">
      <style:text-properties style:text-position="0% 100%" fo:font-style="italic" officeooo:rsid="002089e3" style:font-style-asian="italic" style:font-style-complex="italic"/>
    </style:style>
    <style:style style:name="T60" style:family="text">
      <style:text-properties style:text-position="0% 100%" fo:font-style="italic" officeooo:rsid="00228538" style:font-style-asian="italic" style:font-style-complex="italic"/>
    </style:style>
    <style:style style:name="T61" style:family="text">
      <style:text-properties style:text-position="0% 100%" fo:font-style="italic" officeooo:rsid="000955a9" style:font-style-asian="italic" style:font-style-complex="italic"/>
    </style:style>
    <style:style style:name="T62" style:family="text">
      <style:text-properties style:text-position="0% 100%" fo:font-style="italic" officeooo:rsid="000b9962" style:font-style-asian="italic" style:font-style-complex="italic"/>
    </style:style>
    <style:style style:name="T63" style:family="text">
      <style:text-properties style:text-position="0% 100%" fo:font-style="italic" officeooo:rsid="000c6998" style:font-style-asian="italic" style:font-style-complex="italic"/>
    </style:style>
    <style:style style:name="T64" style:family="text">
      <style:text-properties style:text-position="0% 100%" fo:font-style="italic" officeooo:rsid="002634e1" style:font-style-asian="italic" style:font-style-complex="italic"/>
    </style:style>
    <style:style style:name="T65" style:family="text">
      <style:text-properties style:text-position="0% 100%" fo:font-style="italic" officeooo:rsid="00331474" style:font-style-asian="italic" style:font-style-complex="italic"/>
    </style:style>
    <style:style style:name="T66" style:family="text">
      <style:text-properties style:text-position="0% 100%" fo:font-style="italic" officeooo:rsid="0037a67a" style:font-style-asian="italic" style:font-style-complex="italic"/>
    </style:style>
    <style:style style:name="T67" style:family="text">
      <style:text-properties style:text-position="0% 100%" officeooo:rsid="001dc853" style:font-name-asian="Symbola" style:font-name-complex="Symbola"/>
    </style:style>
    <style:style style:name="T68" style:family="text">
      <style:text-properties style:text-position="0% 100%" officeooo:rsid="001dc853" style:font-name-asian="Times New Roman" style:font-name-complex="Times New Roman"/>
    </style:style>
    <style:style style:name="T69" style:family="text">
      <style:text-properties style:text-position="0% 100%" fo:font-style="normal" officeooo:rsid="001dc853" style:font-name-asian="Times New Roman" style:font-style-asian="normal" style:font-name-complex="Times New Roman" style:font-style-complex="normal"/>
    </style:style>
    <style:style style:name="T70" style:family="text">
      <style:text-properties style:text-position="0% 100%" fo:font-style="normal" officeooo:rsid="0036f0c3" style:font-name-asian="Times New Roman" style:font-style-asian="normal" style:font-name-complex="Times New Roman" style:font-style-complex="normal"/>
    </style:style>
    <style:style style:name="T71" style:family="text">
      <style:text-properties style:text-position="0% 100%" fo:font-style="normal" style:font-style-asian="normal" style:font-style-complex="normal"/>
    </style:style>
    <style:style style:name="T72" style:family="text">
      <style:text-properties style:text-position="0% 100%" fo:font-style="normal" officeooo:rsid="00228538" style:font-style-asian="normal" style:font-style-complex="normal"/>
    </style:style>
    <style:style style:name="T73" style:family="text">
      <style:text-properties style:text-position="0% 100%" fo:font-style="normal" officeooo:rsid="001dc853" style:font-style-asian="normal" style:font-style-complex="normal"/>
    </style:style>
    <style:style style:name="T74" style:family="text">
      <style:text-properties style:text-position="0% 100%" fo:font-style="normal" officeooo:rsid="002452e3" style:font-style-asian="normal" style:font-style-complex="normal"/>
    </style:style>
    <style:style style:name="T75" style:family="text">
      <style:text-properties style:text-position="0% 100%" fo:font-style="normal" officeooo:rsid="0029c710" style:font-style-asian="normal" style:font-style-complex="normal"/>
    </style:style>
    <style:style style:name="T76" style:family="text">
      <style:text-properties style:text-position="0% 100%" fo:font-style="normal" officeooo:rsid="001bfcd0" style:font-style-asian="normal" style:font-style-complex="normal"/>
    </style:style>
    <style:style style:name="T77" style:family="text">
      <style:text-properties style:text-position="0% 100%" fo:font-style="normal" officeooo:rsid="00197f3a" style:font-style-asian="normal" style:font-style-complex="normal"/>
    </style:style>
    <style:style style:name="T78" style:family="text">
      <style:text-properties style:text-position="0% 100%" fo:font-style="normal" officeooo:rsid="000955a9" style:font-style-asian="normal" style:font-style-complex="normal"/>
    </style:style>
    <style:style style:name="T79" style:family="text">
      <style:text-properties style:text-position="0% 100%" fo:font-style="normal" officeooo:rsid="001fe023" style:font-style-asian="normal" style:font-style-complex="normal"/>
    </style:style>
    <style:style style:name="T80" style:family="text">
      <style:text-properties style:text-position="0% 100%" fo:font-style="normal" officeooo:rsid="0046b39a" style:font-style-asian="normal" style:font-style-complex="normal"/>
    </style:style>
    <style:style style:name="T81" style:family="text">
      <style:text-properties style:text-position="0% 100%" fo:font-style="normal" officeooo:rsid="002634e1" style:font-style-asian="normal" style:font-style-complex="normal"/>
    </style:style>
    <style:style style:name="T82" style:family="text">
      <style:text-properties style:text-position="0% 100%" fo:font-style="normal" officeooo:rsid="00331474" style:font-style-asian="normal" style:font-style-complex="normal"/>
    </style:style>
    <style:style style:name="T83" style:family="text">
      <style:text-properties style:text-position="0% 100%" fo:font-style="normal" officeooo:rsid="0036f0c3" style:font-style-asian="normal" style:font-style-complex="normal"/>
    </style:style>
    <style:style style:name="T84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85" style:family="text">
      <style:text-properties style:text-position="0% 100%" fo:font-style="normal" officeooo:rsid="001dc853" style:font-name-asian="Noto Sans CJK SC Regular" style:font-style-asian="normal" style:font-name-complex="FreeSans" style:font-style-complex="normal"/>
    </style:style>
    <style:style style:name="T86" style:family="text">
      <style:text-properties style:text-position="0% 100%" fo:font-style="normal" officeooo:rsid="001dc853" style:font-name-asian="Symbola" style:font-style-asian="normal" style:font-name-complex="Symbola" style:font-style-complex="normal"/>
    </style:style>
    <style:style style:name="T87" style:family="text">
      <style:text-properties style:text-position="0% 100%" fo:font-style="normal" officeooo:rsid="000c6998" style:font-name-asian="Symbola" style:font-style-asian="normal" style:font-name-complex="Symbola" style:font-style-complex="normal"/>
    </style:style>
    <style:style style:name="T88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89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90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91" style:family="text">
      <style:text-properties style:text-position="0% 100%" fo:font-size="12pt" fo:language="uk" fo:country="UA" officeooo:rsid="00389a2e" style:font-name-asian="Noto Sans CJK SC Regular" style:font-size-asian="12pt" style:font-name-complex="FreeSans" style:font-size-complex="12pt"/>
    </style:style>
    <style:style style:name="T92" style:family="text">
      <style:text-properties style:text-position="0% 100%" fo:font-size="12pt" fo:language="uk" fo:country="UA" officeooo:rsid="003f9084" style:font-name-asian="Noto Sans CJK SC Regular" style:font-size-asian="12pt" style:font-name-complex="FreeSans" style:font-size-complex="12pt"/>
    </style:style>
    <style:style style:name="T93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94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95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96" style:family="text">
      <style:text-properties style:text-position="0% 100%" fo:font-size="12pt" fo:language="uk" fo:country="UA" officeooo:rsid="0005d324" style:font-name-asian="Noto Sans CJK SC Regular" style:font-size-asian="12pt" style:font-name-complex="FreeSans" style:font-size-complex="12pt"/>
    </style:style>
    <style:style style:name="T97" style:family="text">
      <style:text-properties style:text-position="0% 100%" fo:font-size="12pt" fo:language="uk" fo:country="UA" officeooo:rsid="001a67f6" style:font-name-asian="Noto Sans CJK SC Regular" style:font-size-asian="12pt" style:font-name-complex="FreeSans" style:font-size-complex="12pt"/>
    </style:style>
    <style:style style:name="T98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99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100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101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102" style:family="text">
      <style:text-properties style:text-position="0% 100%" fo:font-size="12pt" fo:language="uk" fo:country="UA" officeooo:rsid="0041c6eb" style:font-name-asian="Noto Sans CJK SC Regular" style:font-size-asian="12pt" style:font-name-complex="FreeSans" style:font-size-complex="12pt"/>
    </style:style>
    <style:style style:name="T103" style:family="text">
      <style:text-properties style:text-position="0% 100%" fo:font-size="12pt" fo:language="uk" fo:country="UA" officeooo:rsid="00135bf8" style:font-name-asian="Noto Sans CJK SC Regular" style:font-size-asian="12pt" style:font-name-complex="FreeSans" style:font-size-complex="12pt"/>
    </style:style>
    <style:style style:name="T104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105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106" style:family="text">
      <style:text-properties style:text-position="0% 100%" fo:font-size="12pt" fo:language="uk" fo:country="UA" officeooo:rsid="0009a4c8" style:font-name-asian="Noto Sans CJK SC Regular" style:font-size-asian="12pt" style:font-name-complex="FreeSans" style:font-size-complex="12pt"/>
    </style:style>
    <style:style style:name="T107" style:family="text">
      <style:text-properties style:text-position="0% 100%" fo:font-size="12pt" fo:language="uk" fo:country="UA" officeooo:rsid="000b9962" style:font-name-asian="Noto Sans CJK SC Regular" style:font-size-asian="12pt" style:font-name-complex="FreeSans" style:font-size-complex="12pt"/>
    </style:style>
    <style:style style:name="T108" style:family="text">
      <style:text-properties style:text-position="0% 100%" fo:font-size="12pt" fo:language="uk" fo:country="UA" officeooo:rsid="001dc853" style:font-name-asian="Noto Sans CJK SC Regular" style:font-size-asian="12pt" style:font-name-complex="FreeSans" style:font-size-complex="12pt"/>
    </style:style>
    <style:style style:name="T109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110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11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112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113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114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115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116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17" style:family="text">
      <style:text-properties style:text-position="0% 100%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18" style:family="text">
      <style:text-properties style:text-position="0% 100%" fo:font-size="12pt" fo:language="uk" fo:country="UA" fo:font-style="italic" officeooo:rsid="002cf273" style:font-name-asian="Noto Sans CJK SC Regular" style:font-size-asian="12pt" style:font-style-asian="italic" style:font-name-complex="FreeSans" style:font-size-complex="12pt" style:font-style-complex="italic"/>
    </style:style>
    <style:style style:name="T119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120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121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122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123" style:family="text">
      <style:text-properties style:text-position="0% 100%" fo:font-size="12pt" fo:language="uk" fo:country="UA" fo:font-style="italic" officeooo:rsid="0012e992" style:font-name-asian="Noto Sans CJK SC Regular" style:font-size-asian="12pt" style:font-style-asian="italic" style:font-name-complex="FreeSans" style:font-size-complex="12pt" style:font-style-complex="italic"/>
    </style:style>
    <style:style style:name="T124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Times New Roman1" style:font-size-complex="12pt" style:font-style-complex="italic"/>
    </style:style>
    <style:style style:name="T125" style:family="text">
      <style:text-properties style:text-position="0% 100%" fo:font-size="12pt" fo:language="uk" fo:country="UA" fo:font-style="italic" officeooo:rsid="003e152a" style:font-name-asian="Times New Roman" style:font-size-asian="12pt" style:font-style-asian="italic" style:font-name-complex="Times New Roman" style:font-size-complex="12pt" style:font-style-complex="italic"/>
    </style:style>
    <style:style style:name="T126" style:family="text">
      <style:text-properties style:text-position="0% 100%" fo:font-size="12pt" fo:language="uk" fo:country="UA" fo:font-style="italic" officeooo:rsid="00135bf8" style:font-name-asian="Symbola" style:font-size-asian="12pt" style:font-style-asian="italic" style:font-name-complex="Symbola" style:font-size-complex="12pt" style:font-style-complex="italic"/>
    </style:style>
    <style:style style:name="T127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128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129" style:family="text">
      <style:text-properties style:text-position="0% 100%" fo:font-size="12pt" fo:language="uk" fo:country="UA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3e3f3a" style:font-name-asian="Times New Roman" style:font-size-asian="12pt" style:font-style-asian="normal" style:font-name-complex="Times New Roman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3c7d60" style:font-name-asian="Times New Roman" style:font-size-asian="12pt" style:font-style-asian="normal" style:font-name-complex="Times New Roman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5846a8" style:font-name-asian="Times New Roman" style:font-size-asian="12pt" style:font-style-asian="normal" style:font-name-complex="Times New Roman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3e152a" style:font-name-asian="Times New Roman" style:font-size-asian="12pt" style:font-style-asian="normal" style:font-name-complex="Times New Roman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3f9084" style:font-name-asian="Times New Roman" style:font-size-asian="12pt" style:font-style-asian="normal" style:font-name-complex="Times New Roman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41c6eb" style:font-name-asian="Times New Roman" style:font-size-asian="12pt" style:font-style-asian="normal" style:font-name-complex="Times New Roman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36f0c3" style:font-name-asian="Times New Roman" style:font-size-asian="12pt" style:font-style-asian="normal" style:font-name-complex="Times New Roman" style:font-size-complex="12pt" style:font-style-complex="normal"/>
    </style:style>
    <style:style style:name="T138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44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45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46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47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48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49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50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51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52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153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54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55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56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57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58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59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60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61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62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63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64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65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66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67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68" style:family="text">
      <style:text-properties style:text-position="0% 100%" fo:font-size="12pt" fo:language="uk" fo:country="UA" fo:font-style="normal" officeooo:rsid="0011485b" style:font-name-asian="Noto Sans CJK SC Regular" style:font-size-asian="12pt" style:font-style-asian="normal" style:font-name-complex="FreeSans" style:font-size-complex="12pt" style:font-style-complex="normal"/>
    </style:style>
    <style:style style:name="T169" style:family="text">
      <style:text-properties style:text-position="0% 100%" fo:font-size="12pt" fo:language="uk" fo:country="UA" fo:font-style="normal" officeooo:rsid="00175a9b" style:font-name-asian="Noto Sans CJK SC Regular" style:font-size-asian="12pt" style:font-style-asian="normal" style:font-name-complex="FreeSans" style:font-size-complex="12pt" style:font-style-complex="normal"/>
    </style:style>
    <style:style style:name="T170" style:family="text">
      <style:text-properties style:text-position="0% 100%" fo:font-size="12pt" fo:language="uk" fo:country="UA" fo:font-style="normal" officeooo:rsid="0025f255" style:font-name-asian="Noto Sans CJK SC Regular" style:font-size-asian="12pt" style:font-style-asian="normal" style:font-name-complex="FreeSans" style:font-size-complex="12pt" style:font-style-complex="normal"/>
    </style:style>
    <style:style style:name="T171" style:family="text">
      <style:text-properties style:text-position="0% 100%" fo:font-size="12pt" fo:language="uk" fo:country="UA" fo:font-style="normal" officeooo:rsid="0035cc4c" style:font-name-asian="Noto Sans CJK SC Regular" style:font-size-asian="12pt" style:font-style-asian="normal" style:font-name-complex="FreeSans" style:font-size-complex="12pt" style:font-style-complex="normal"/>
    </style:style>
    <style:style style:name="T172" style:family="text">
      <style:text-properties style:text-position="0% 100%" fo:font-size="12pt" fo:language="uk" fo:country="UA" fo:font-style="normal" officeooo:rsid="000b9962" style:font-name-asian="Noto Sans CJK SC Regular" style:font-size-asian="12pt" style:font-style-asian="normal" style:font-name-complex="FreeSans" style:font-size-complex="12pt" style:font-style-complex="normal"/>
    </style:style>
    <style:style style:name="T173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74" style:family="text">
      <style:text-properties style:text-position="0% 100%" fo:font-size="12pt" fo:language="uk" fo:country="UA" fo:font-style="normal" officeooo:rsid="001088ca" style:font-name-asian="Noto Sans CJK SC Regular" style:font-size-asian="12pt" style:font-style-asian="normal" style:font-name-complex="FreeSans" style:font-size-complex="12pt" style:font-style-complex="normal"/>
    </style:style>
    <style:style style:name="T175" style:family="text">
      <style:text-properties style:text-position="0% 100%" fo:font-size="12pt" fo:language="uk" fo:country="UA" fo:font-style="normal" officeooo:rsid="000624d2" style:font-name-asian="Noto Sans CJK SC Regular" style:font-size-asian="12pt" style:font-style-asian="normal" style:font-name-complex="FreeSans" style:font-size-complex="12pt" style:font-style-complex="normal"/>
    </style:style>
    <style:style style:name="T176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77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178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79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80" style:family="text">
      <style:text-properties style:text-position="0% 100%" fo:font-size="12pt" fo:language="uk" fo:country="UA" fo:font-style="normal" officeooo:rsid="001dc853" style:font-name-asian="Symbola" style:font-size-asian="12pt" style:font-style-asian="normal" style:font-name-complex="Symbola" style:font-size-complex="12pt" style:font-style-complex="normal"/>
    </style:style>
    <style:style style:name="T181" style:family="text">
      <style:text-properties style:text-position="0% 100%" fo:font-size="12pt" fo:language="uk" fo:country="UA" fo:font-style="normal" officeooo:rsid="0035cc4c" style:font-name-asian="Symbola" style:font-size-asian="12pt" style:font-style-asian="normal" style:font-name-complex="Symbola" style:font-size-complex="12pt" style:font-style-complex="normal"/>
    </style:style>
    <style:style style:name="T182" style:family="text">
      <style:text-properties style:text-position="0% 100%" fo:font-size="12pt" fo:language="uk" fo:country="UA" fo:font-style="normal" officeooo:rsid="0012e992" style:font-name-asian="Symbola" style:font-size-asian="12pt" style:font-style-asian="normal" style:font-name-complex="Symbola" style:font-size-complex="12pt" style:font-style-complex="normal"/>
    </style:style>
    <style:style style:name="T183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84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85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86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87" style:family="text">
      <style:text-properties style:text-position="0% 100%" fo:font-size="12pt" fo:language="uk" fo:country="UA" officeooo:rsid="001dc853" style:font-name-asian="Symbola" style:font-size-asian="12pt" style:font-name-complex="Symbola" style:font-size-complex="12pt"/>
    </style:style>
    <style:style style:name="T188" style:family="text">
      <style:text-properties style:text-position="0% 100%" fo:font-size="12pt" fo:language="uk" fo:country="UA" officeooo:rsid="0015a149" style:font-name-asian="Symbola" style:font-size-asian="12pt" style:font-name-complex="Symbola" style:font-size-complex="12pt"/>
    </style:style>
    <style:style style:name="T189" style:family="text">
      <style:text-properties style:text-position="0% 100%" fo:font-size="12pt" fo:language="uk" fo:country="UA" officeooo:rsid="000c7cf4" style:font-name-asian="Symbola" style:font-size-asian="12pt" style:font-name-complex="Symbola" style:font-size-complex="12pt"/>
    </style:style>
    <style:style style:name="T190" style:family="text">
      <style:text-properties style:text-position="0% 100%" fo:font-size="12pt" fo:language="uk" fo:country="UA" style:font-name-asian="Times New Roman" style:font-size-asian="12pt" style:font-name-complex="Times New Roman" style:font-size-complex="12pt"/>
    </style:style>
    <style:style style:name="T191" style:family="text">
      <style:text-properties style:text-position="0% 100%" fo:font-size="12pt" fo:language="uk" fo:country="UA" officeooo:rsid="0040232e" style:font-name-asian="Times New Roman" style:font-size-asian="12pt" style:font-name-complex="Times New Roman" style:font-size-complex="12pt"/>
    </style:style>
    <style:style style:name="T192" style:family="text">
      <style:text-properties style:text-position="0% 100%" fo:font-size="12pt" fo:language="uk" fo:country="UA" officeooo:rsid="003e152a" style:font-name-asian="Times New Roman" style:font-size-asian="12pt" style:font-name-complex="Times New Roman" style:font-size-complex="12pt"/>
    </style:style>
    <style:style style:name="T193" style:family="text">
      <style:text-properties style:text-position="0% 100%" fo:font-size="12pt" fo:language="uk" fo:country="UA" officeooo:rsid="000c7cf4" style:font-name-asian="Times New Roman" style:font-size-asian="12pt" style:font-name-complex="Times New Roman" style:font-size-complex="12pt"/>
    </style:style>
    <style:style style:name="T194" style:family="text">
      <style:text-properties style:text-position="0% 100%" style:font-name="Times New Roman1" fo:font-size="12pt" fo:language="uk" fo:country="UA" officeooo:rsid="003a947a" style:font-name-asian="Noto Sans CJK SC Regular" style:font-size-asian="12pt" style:font-name-complex="FreeSans" style:font-size-complex="12pt"/>
    </style:style>
    <style:style style:name="T195" style:family="text">
      <style:text-properties style:text-position="0% 100%" style:font-name="Times New Roman1" fo:font-size="12pt" fo:language="uk" fo:country="UA" officeooo:rsid="003c7d60" style:font-name-asian="Noto Sans CJK SC Regular" style:font-size-asian="12pt" style:font-name-complex="FreeSans" style:font-size-complex="12pt"/>
    </style:style>
    <style:style style:name="T196" style:family="text">
      <style:text-properties style:text-position="0% 100%" style:font-name="Times New Roman1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97" style:family="text">
      <style:text-properties style:text-position="0% 100%" style:font-name="Times New Roman1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98" style:family="text">
      <style:text-properties style:text-position="0% 100%" style:font-name="Times New Roman1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99" style:family="text">
      <style:text-properties style:text-position="0% 100%" style:font-name="Times New Roman1" fo:font-size="12pt" fo:language="uk" fo:country="UA" fo:font-style="italic" officeooo:rsid="003c7d60" style:font-name-asian="Times New Roman" style:font-size-asian="12pt" style:font-style-asian="italic" style:font-name-complex="Times New Roman" style:font-size-complex="12pt" style:font-style-complex="italic"/>
    </style:style>
    <style:style style:name="T200" style:family="text">
      <style:text-properties style:text-position="0% 100%" style:font-name="Times New Roman1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01" style:family="text">
      <style:text-properties style:text-position="0% 100%" style:font-name="Times New Roman1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202" style:family="text">
      <style:text-properties style:text-position="0% 100%" style:font-name="Times New Roman1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203" style:family="text">
      <style:text-properties style:text-position="0% 100%" style:font-name="Times New Roman1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204" style:family="text">
      <style:text-properties style:text-position="0% 100%" style:font-name="Times New Roman1" fo:font-size="12pt" fo:language="uk" fo:country="UA" fo:font-style="normal" officeooo:rsid="003c7d60" style:font-name-asian="Times New Roman" style:font-size-asian="12pt" style:font-style-asian="normal" style:font-name-complex="Times New Roman" style:font-size-complex="12pt" style:font-style-complex="normal"/>
    </style:style>
    <style:style style:name="T205" style:family="text">
      <style:text-properties style:text-position="0% 100%" officeooo:rsid="001bfcd0"/>
    </style:style>
    <style:style style:name="T206" style:family="text">
      <style:text-properties style:text-position="0% 100%" officeooo:rsid="00228538"/>
    </style:style>
    <style:style style:name="T207" style:family="text">
      <style:text-properties style:text-position="0% 100%" officeooo:rsid="0023608f"/>
    </style:style>
    <style:style style:name="T208" style:family="text">
      <style:text-properties style:text-position="0% 100%" officeooo:rsid="00242283"/>
    </style:style>
    <style:style style:name="T209" style:family="text">
      <style:text-properties style:text-position="0% 100%" style:font-name="Times New Roman" officeooo:rsid="0011485b" style:font-name-asian="Times New Roman" style:font-name-complex="Times New Roman"/>
    </style:style>
    <style:style style:name="T210" style:family="text">
      <style:text-properties style:text-position="0% 100%" style:font-name="Times New Roman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211" style:family="text">
      <style:text-properties style:text-position="0% 100%" style:font-name="Times New Roman" fo:font-size="12pt" fo:language="uk" fo:country="UA" fo:font-style="normal" officeooo:rsid="0009a4c8" style:font-name-asian="Times New Roman" style:font-size-asian="12pt" style:font-style-asian="normal" style:font-name-complex="Times New Roman" style:font-size-complex="12pt" style:font-style-complex="normal"/>
    </style:style>
    <style:style style:name="T212" style:family="text">
      <style:text-properties style:text-position="0% 100%" style:font-name="Times New Roman" fo:font-size="12pt" fo:language="uk" fo:country="UA" fo:font-style="normal" officeooo:rsid="000624d2" style:font-name-asian="Times New Roman" style:font-size-asian="12pt" style:font-style-asian="normal" style:font-name-complex="Times New Roman" style:font-size-complex="12pt" style:font-style-complex="normal"/>
    </style:style>
    <style:style style:name="T213" style:family="text">
      <style:text-properties style:text-position="0% 100%" style:font-name="Times New Roman" fo:language="uk" fo:country="UA" fo:font-style="normal" officeooo:rsid="000624d2" style:font-name-asian="Times New Roman" style:font-style-asian="normal" style:font-name-complex="Times New Roman" style:font-style-complex="normal"/>
    </style:style>
    <style:style style:name="T214" style:family="text">
      <style:text-properties style:text-position="0% 100%" officeooo:rsid="002634e1"/>
    </style:style>
    <style:style style:name="T215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216" style:family="text">
      <style:text-properties style:text-position="0% 100%" fo:language="uk" fo:country="UA" fo:font-style="normal" officeooo:rsid="002c6aae" style:font-name-asian="Noto Sans CJK SC Regular" style:font-style-asian="normal" style:font-name-complex="FreeSans" style:font-style-complex="normal"/>
    </style:style>
    <style:style style:name="T217" style:family="text">
      <style:text-properties style:text-position="0% 100%" fo:language="uk" fo:country="UA" fo:font-style="normal" officeooo:rsid="002c20a9" style:font-name-asian="Noto Sans CJK SC Regular" style:font-style-asian="normal" style:font-name-complex="FreeSans" style:font-style-complex="normal"/>
    </style:style>
    <style:style style:name="T218" style:family="text">
      <style:text-properties style:text-position="0% 100%" fo:language="uk" fo:country="UA" fo:font-style="normal" officeooo:rsid="000624d2" style:font-name-asian="Noto Sans CJK SC Regular" style:font-style-asian="normal" style:font-name-complex="FreeSans" style:font-style-complex="normal"/>
    </style:style>
    <style:style style:name="T219" style:family="text">
      <style:text-properties style:text-position="0% 100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220" style:family="text">
      <style:text-properties style:text-position="0% 100%" fo:language="uk" fo:country="UA" fo:font-style="normal" officeooo:rsid="001f3702" style:font-name-asian="Noto Sans CJK SC Regular" style:font-style-asian="normal" style:font-name-complex="FreeSans" style:font-style-complex="normal"/>
    </style:style>
    <style:style style:name="T221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222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223" style:family="text">
      <style:text-properties style:text-position="0% 100%" fo:language="uk" fo:country="UA" fo:font-style="normal" officeooo:rsid="00246311" style:font-name-asian="Symbola" style:font-style-asian="normal" style:font-name-complex="Symbola" style:font-style-complex="normal"/>
    </style:style>
    <style:style style:name="T224" style:family="text">
      <style:text-properties style:text-position="0% 100%" fo:language="uk" fo:country="UA" fo:font-style="normal" officeooo:rsid="000624d2" style:font-name-asian="Symbola" style:font-style-asian="normal" style:font-name-complex="Symbola" style:font-style-complex="normal"/>
    </style:style>
    <style:style style:name="T225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226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227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228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29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230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231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232" style:family="text">
      <style:text-properties style:text-position="0% 100%" fo:language="uk" fo:country="UA" fo:font-style="italic" officeooo:rsid="000b9962" style:font-name-asian="Noto Sans CJK SC Regular" style:font-style-asian="italic" style:font-name-complex="FreeSans" style:font-style-complex="italic"/>
    </style:style>
    <style:style style:name="T233" style:family="text">
      <style:text-properties style:text-position="0% 100%" fo:language="uk" fo:country="UA" officeooo:rsid="0023608f" style:font-name-asian="Symbol" style:font-name-complex="Symbol1"/>
    </style:style>
    <style:style style:name="T234" style:family="text">
      <style:text-properties style:text-position="0% 100%" officeooo:rsid="000d2bcb"/>
    </style:style>
    <style:style style:name="T235" style:family="text">
      <style:text-properties style:text-position="0% 100%" officeooo:rsid="000c6998"/>
    </style:style>
    <style:style style:name="T236" style:family="text">
      <style:text-properties fo:font-size="12pt" fo:language="uk" fo:country="UA" officeooo:rsid="001a6335" style:font-size-asian="12pt" style:font-size-complex="12pt"/>
    </style:style>
    <style:style style:name="T237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38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39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40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41" style:family="text">
      <style:text-properties fo:font-size="12pt" fo:language="uk" fo:country="UA" officeooo:rsid="00197f3a" style:font-name-asian="Noto Sans CJK SC Regular" style:font-size-asian="12pt" style:font-name-complex="FreeSans" style:font-size-complex="12pt"/>
    </style:style>
    <style:style style:name="T242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43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44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45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46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47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48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49" style:family="text">
      <style:text-properties fo:font-size="12pt" fo:language="uk" fo:country="UA" officeooo:rsid="000955a9" style:font-name-asian="Noto Sans CJK SC Regular" style:font-size-asian="12pt" style:font-name-complex="FreeSans" style:font-size-complex="12pt"/>
    </style:style>
    <style:style style:name="T250" style:family="text">
      <style:text-properties fo:font-size="12pt" fo:language="uk" fo:country="UA" officeooo:rsid="0012e992" style:font-name-asian="Noto Sans CJK SC Regular" style:font-size-asian="12pt" style:font-name-complex="FreeSans" style:font-size-complex="12pt"/>
    </style:style>
    <style:style style:name="T251" style:family="text">
      <style:text-properties fo:font-size="12pt" fo:language="uk" fo:country="UA" style:font-name-asian="Noto Sans CJK SC Regular" style:font-size-asian="12pt" style:font-name-complex="Times New Roman1" style:font-size-complex="12pt"/>
    </style:style>
    <style:style style:name="T252" style:family="text">
      <style:text-properties officeooo:rsid="001bfcd0"/>
    </style:style>
    <style:style style:name="T253" style:family="text">
      <style:text-properties officeooo:rsid="00197f3a"/>
    </style:style>
    <style:style style:name="T254" style:family="text">
      <style:text-properties officeooo:rsid="001dc853"/>
    </style:style>
    <style:style style:name="T255" style:family="text">
      <style:text-properties officeooo:rsid="001fe023"/>
    </style:style>
    <style:style style:name="T256" style:family="text">
      <style:text-properties officeooo:rsid="0046b39a"/>
    </style:style>
    <style:style style:name="T257" style:family="text">
      <style:text-properties officeooo:rsid="001cb0ba"/>
    </style:style>
    <style:style style:name="T258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59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1" style:font-style-complex="italic"/>
    </style:style>
    <style:style style:name="T260" style:family="text">
      <style:text-properties style:text-line-through-style="none" style:text-line-through-type="none" style:text-position="0% 100%" fo:font-style="italic" officeooo:rsid="00197f3a" style:font-name-asian="Symbol" style:font-style-asian="italic" style:font-name-complex="Symbol1" style:font-style-complex="italic"/>
    </style:style>
    <style:style style:name="T261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62" style:family="text">
      <style:text-properties style:text-line-through-style="none" style:text-line-through-type="none" style:text-position="0% 100%" fo:font-style="normal" officeooo:rsid="0023608f" style:font-name-asian="Symbol" style:font-style-asian="normal" style:font-name-complex="Symbol1" style:font-style-complex="normal"/>
    </style:style>
    <style:style style:name="T263" style:family="text">
      <style:text-properties officeooo:rsid="00092430"/>
    </style:style>
    <style:style style:name="T264" style:family="text">
      <style:text-properties officeooo:rsid="000955a9"/>
    </style:style>
    <style:style style:name="T265" style:family="text">
      <style:text-properties officeooo:rsid="000c6998"/>
    </style:style>
    <style:style style:name="T266" style:family="text">
      <style:text-properties fo:language="uk" fo:country="UA" officeooo:rsid="000c6998"/>
    </style:style>
    <style:style style:name="T267" style:family="text">
      <style:text-properties fo:language="uk" fo:country="UA" officeooo:rsid="001a6335" style:font-name-asian="Noto Sans CJK SC Regular" style:font-name-complex="FreeSans"/>
    </style:style>
    <style:style style:name="T268" style:family="text">
      <style:text-properties fo:language="uk" fo:country="UA" officeooo:rsid="000c6998" style:font-name-asian="Noto Sans CJK SC Regular" style:font-name-complex="FreeSans"/>
    </style:style>
    <style:style style:name="T269" style:family="text">
      <style:text-properties style:text-position="super 58%"/>
    </style:style>
    <style:style style:name="T270" style:family="text">
      <style:text-properties style:text-position="super 58%" officeooo:rsid="000c6998"/>
    </style:style>
    <style:style style:name="T271" style:family="text">
      <style:text-properties officeooo:rsid="000d2bcb"/>
    </style:style>
    <style:style style:name="fr1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3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іант №<text:span text:style-name="T263">9</text:span></text:p>
      <text:p text:style-name="P4"><text:span text:style-name="T1">Домовленості</text:span>: <text:span text:style-name="T7">БФ - </text:span>булева функція; <text:span text:style-name="T4">Т</text:span><text:span text:style-name="T8">0</text:span><text:span text:style-name="T46">, </text:span><text:span text:style-name="T4">Т</text:span><text:span text:style-name="T8">1</text:span><text:span text:style-name="T46">, </text:span><text:bookmark-start text:name="__DdeLink__656_1770953849"/><text:span text:style-name="T4">L</text:span><text:span text:style-name="T46">,</text:span><text:bookmark-end text:name="__DdeLink__656_1770953849"/><text:span text:style-name="T46"> </text:span><text:span text:style-name="T4">M</text:span><text:span text:style-name="T46">, </text:span><text:span text:style-name="T4">S</text:span><text:span text:style-name="T46"> - множини БФ, що, відповідно, зберігають константу 0, константу 1, лінійних, монотонних і самодвоїстих; </text:span><text:span text:style-name="T47">Р</text:span><text:span text:style-name="T9">2</text:span><text:span text:style-name="T47"> − множина </text:span><text:span text:style-name="T48">в</text:span><text:span text:style-name="T47">сіх БФ, </text:span><text:span text:style-name="T49">¬ </text:span><text:span text:style-name="T47">і ¯ - знаки, що позначають операцію заперечення.</text:span></text:p>
      <text:list xml:id="list853260952" text:style-name="L1">
        <text:list-item>
          <text:p text:style-name="P6">Побудувати таблицю істинності БФ <text:span text:style-name="T5">f</text:span><text:span text:style-name="T50">(</text:span><text:span text:style-name="T5">x</text:span><text:span text:style-name="T50">, </text:span><text:span text:style-name="T5">y</text:span><text:span text:style-name="T52">, </text:span><text:span text:style-name="T4">z</text:span><text:span text:style-name="T50">)</text:span><text:span text:style-name="T5"> </text:span><text:span text:style-name="T50">= </text:span><text:span text:style-name="T85"><draw:frame draw:style-name="fr1" draw:name="Об'єкт9" text:anchor-type="as-char" svg:y="-0.1492in" svg:width="0.189in" svg:height="0.1854in" draw:z-index="9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67">⊕</text:span><text:span text:style-name="T50">(</text:span><text:span text:style-name="T6">y</text:span><text:span text:style-name="T10"> </text:span><text:span text:style-name="T68">→</text:span><text:span text:style-name="T50"> </text:span><text:span text:style-name="T55">z</text:span><text:span text:style-name="T50">). </text:span></text:p>
        </text:list-item>
        <text:list-item>
          <text:p text:style-name="P31"><text:span text:style-name="T267">Визначити число тупикових днф та число мінімальних днф функції </text:span><text:span text:style-name="T268">х</text:span><text:span text:style-name="T43">1</text:span><text:span text:style-name="T226">⊕</text:span><text:span text:style-name="T227">х</text:span><text:span text:style-name="T41">2</text:span><text:span text:style-name="T226">⊕ ... ⊕ </text:span><text:span text:style-name="T227">х</text:span><text:span text:style-name="T41">n</text:span><text:span text:style-name="T227">.</text:span></text:p>
        </text:list-item>
        <text:list-item>
          <text:p text:style-name="P14"><text:span text:style-name="T252">Дл</text:span>я БФ <text:span text:style-name="T1">f</text:span>(<text:span text:style-name="T1">x</text:span>, <text:span text:style-name="T1">y</text:span>, <text:span text:style-name="T1">z</text:span>)<text:span text:style-name="T1"> </text:span>= <text:span text:style-name="T61">х</text:span><text:span text:style-name="T2"> </text:span><text:span text:style-name="T67">⊕ </text:span><text:span text:style-name="T254">¬</text:span>(<text:span text:style-name="T59">y</text:span><text:span text:style-name="T12"> </text:span><text:span text:style-name="T69">→</text:span><text:span text:style-name="T71"> </text:span><text:span text:style-name="T56"><draw:frame draw:style-name="fr1" draw:name="Об'єкт13" text:anchor-type="as-char" svg:y="-0.1492in" svg:width="0.1783in" svg:height="0.1854in" draw:z-index="10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), <text:span text:style-name="T254">що задана аналітично,</text:span> <text:span text:style-name="T257">з</text:span><text:bookmark-start text:name="__DdeLink__188_9823469211"/>а допомогою рівносильних перетворень побудувати <text:span text:style-name="T257">рівну їй</text:span> Д<text:span text:style-name="T254">Д</text:span>НФ<text:bookmark-end text:name="__DdeLink__188_9823469211"/>.</text:p>
        </text:list-item>
        <text:list-item>
          <text:p text:style-name="P15"><text:span text:style-name="T252">Дл</text:span>я БФ <text:span text:style-name="T1">f</text:span>(<text:span text:style-name="T1">x</text:span>, <text:span text:style-name="T1">y</text:span>, <text:span text:style-name="T1">z</text:span>)<text:span text:style-name="T1"> </text:span>= <text:span text:style-name="T61">х</text:span><text:bookmark-start text:name="__DdeLink__182_3882963961"/><text:span text:style-name="T2"> </text:span><text:span text:style-name="T67">⊕ </text:span><text:span text:style-name="T254">¬</text:span>(<text:span text:style-name="T59">y</text:span><text:span text:style-name="T12"> </text:span><text:span text:style-name="T69">→</text:span><text:span text:style-name="T71"> </text:span><text:span text:style-name="T56"><draw:frame draw:style-name="fr1" draw:name="Об'єкт14" text:anchor-type="as-char" svg:y="-0.1492in" svg:width="0.1783in" svg:height="0.1854in" draw:z-index="11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)<text:bookmark-end text:name="__DdeLink__182_3882963961"/>, <text:span text:style-name="T254">що задана аналітично </text:span><text:span text:style-name="T75">(див. попередню задачу)</text:span><text:span text:style-name="T254">,</text:span> <text:span text:style-name="T257">з</text:span><text:bookmark-start text:name="__DdeLink__188_982346921"/>а допомогою рівносильних перетворень побудувати <text:span text:style-name="T257">рівну їй</text:span> ДКНФ<text:bookmark-end text:name="__DdeLink__188_982346921"/>.</text:p>
        </text:list-item>
        <text:list-item>
          <text:p text:style-name="P8"><text:span text:style-name="T89">За</text:span><text:span text:style-name="T90"> </text:span><text:span text:style-name="T91">вектор</text:span><text:span text:style-name="T92">а</text:span><text:span text:style-name="T91">м</text:span><text:span text:style-name="T92">и</text:span><text:span text:style-name="T91"> значень </text:span><text:span text:style-name="T90">БФ </text:span><text:span text:style-name="T110">f</text:span><text:span text:style-name="T90">(</text:span><text:span text:style-name="T110">х</text:span><text:span text:style-name="T18">1</text:span><text:span text:style-name="T90">, </text:span><text:span text:style-name="T110">х</text:span><text:span text:style-name="T18">2</text:span><text:span text:style-name="T90">) = (1011) та БФ </text:span><text:span text:style-name="T110">g</text:span><text:span text:style-name="T90">(</text:span><text:span text:style-name="T110">х</text:span><text:span text:style-name="T18">3</text:span><text:span text:style-name="T90">, </text:span><text:span text:style-name="T110">х</text:span><text:span text:style-name="T23">4</text:span><text:span text:style-name="T90">) = (</text:span><text:span text:style-name="T93">011</text:span><text:span text:style-name="T90">1) </text:span><text:span text:style-name="T89">побудувати таблицю істинності БФ </text:span><text:span text:style-name="T111">h</text:span><text:span text:style-name="T89">(</text:span><text:span text:style-name="T110">х</text:span><text:span text:style-name="T18">1</text:span><text:span text:style-name="T90">, </text:span><text:span text:style-name="T110">х</text:span><text:span text:style-name="T18">2</text:span><text:span text:style-name="T90">, </text:span><text:span text:style-name="T110">х</text:span><text:span text:style-name="T19">4</text:span><text:span text:style-name="T89">) = </text:span><text:span text:style-name="T110">g</text:span><text:span text:style-name="T90">(</text:span><text:span text:style-name="T110">х</text:span><text:span text:style-name="T24">1</text:span><text:span text:style-name="T131">∨</text:span><text:span text:style-name="T110">х</text:span><text:span text:style-name="T25">4</text:span><text:span text:style-name="T90">, </text:span><text:span text:style-name="T110">f</text:span><text:span text:style-name="T90">(</text:span><text:span text:style-name="T18"> </text:span><text:span text:style-name="T110">х</text:span><text:span text:style-name="T22">4</text:span><text:span text:style-name="T187">⊕</text:span><text:span text:style-name="T188">1, </text:span><text:span text:style-name="T110">х</text:span><text:span text:style-name="T24">2</text:span><text:span text:style-name="T90">)</text:span><text:span text:style-name="T89">). <text:s/></text:span></text:p>
        </text:list-item>
        <text:list-item>
          <text:p text:style-name="P27"><text:span text:style-name="T194">Подати функ</text:span><text:span text:style-name="T195">ці</text:span><text:span text:style-name="T194">ю </text:span><text:span text:style-name="T197">f</text:span><text:span text:style-name="T194"> у вигляд</text:span><text:span text:style-name="T195">і</text:span><text:span text:style-name="T194"> формули над множиною операц</text:span><text:span text:style-name="T195">ій</text:span><text:span text:style-name="T194"> </text:span><text:span text:style-name="T198">Н</text:span><text:span text:style-name="T194">, </text:span><text:span text:style-name="T195">якщо <text:s/></text:span><text:span text:style-name="T197">f</text:span><text:span text:style-name="T202"> </text:span><text:span text:style-name="T203">= </text:span><text:span text:style-name="T204">∧, </text:span><text:span text:style-name="T199">H</text:span><text:span text:style-name="T204"> = {</text:span><text:span text:style-name="T211">↓</text:span><text:span text:style-name="T204">}. </text:span></text:p>
        </text:list-item>
        <text:list-item>
          <text:p text:style-name="P20"><text:span text:style-name="T129">Довести, що </text:span><text:span text:style-name="T132">БФ</text:span><text:span text:style-name="T129"> <text:s/></text:span><text:span text:style-name="T110">f</text:span><text:span text:style-name="T140"> <text:s/></text:span><text:span text:style-name="T138">не можна подати формулою над множиною операцій Н, якщо </text:span><text:span text:style-name="T110">f</text:span><text:span text:style-name="T139"> </text:span><text:span text:style-name="T138">= </text:span><text:span text:style-name="T133">→</text:span><text:span text:style-name="T138">, <text:s text:c="10"/></text:span><text:span text:style-name="T109">Н</text:span><text:span text:style-name="T138"> </text:span><text:span text:style-name="T129">= {∨,∧, </text:span><text:span text:style-name="T180">⊕</text:span><text:span text:style-name="T129">}. </text:span></text:p>
        </text:list-item>
        <text:list-item>
          <text:p text:style-name="P7"><text:span text:style-name="T133">Знайти розклад БФ </text:span><text:span text:style-name="T112">f</text:span><text:span text:style-name="T141">(</text:span><text:span text:style-name="T112">х</text:span><text:span text:style-name="T26">1</text:span><text:span text:style-name="T141">, </text:span><text:span text:style-name="T112">х</text:span><text:span text:style-name="T26">2</text:span><text:span text:style-name="T141">, </text:span><text:span text:style-name="T112">х</text:span><text:span text:style-name="T26">3</text:span><text:span text:style-name="T141">, </text:span><text:span text:style-name="T112">х</text:span><text:span text:style-name="T26">4</text:span><text:span text:style-name="T141">)</text:span><text:span text:style-name="T133">, що задана формулою </text:span><text:span text:style-name="T125">А</text:span><text:span text:style-name="T133"> = ((</text:span><text:span text:style-name="T112">х</text:span><text:span text:style-name="T26">1 </text:span><text:span text:style-name="T130">↓ </text:span><text:span text:style-name="T142">((</text:span><text:span text:style-name="T112">х</text:span><text:span text:style-name="T26">2</text:span><text:span text:style-name="T141"> </text:span><text:span text:style-name="T130">↔</text:span><text:span text:style-name="T141"> </text:span><text:span text:style-name="T112">х</text:span><text:span text:style-name="T27">1</text:span><text:span text:style-name="T142">)</text:span><text:span text:style-name="T133"> </text:span><text:span text:style-name="T130">→ </text:span><text:span text:style-name="T112">х</text:span><text:span text:style-name="T26">3</text:span><text:span text:style-name="T130">)</text:span><text:span text:style-name="T176">∣</text:span><text:span text:style-name="T130">(</text:span><text:span text:style-name="T143">¬</text:span><text:span text:style-name="T112">х</text:span><text:span text:style-name="T26">4</text:span><text:span text:style-name="T130">)), </text:span><text:span text:style-name="T133">за змінними </text:span><text:span text:style-name="T134">із </text:span><text:span text:style-name="T133">Z={</text:span><text:span text:style-name="T112">х</text:span><text:span text:style-name="T34">1</text:span><text:span text:style-name="T141">, </text:span><text:span text:style-name="T112">х</text:span><text:span text:style-name="T34">2</text:span><text:span text:style-name="T133">}. </text:span></text:p>
        </text:list-item>
        <text:list-item>
          <text:p text:style-name="P13"><text:span text:style-name="T205">Дл</text:span><text:span text:style-name="T206">я БФ </text:span><text:span text:style-name="T60">f</text:span><text:span text:style-name="T206">(</text:span><text:span text:style-name="T60">x</text:span><text:span text:style-name="T206">, </text:span><text:span text:style-name="T60">y</text:span><text:span text:style-name="T206">, </text:span><text:span text:style-name="T60">z</text:span><text:span text:style-name="T206">) </text:span><text:span text:style-name="T207">= (</text:span><text:span text:style-name="T208">11111010</text:span><text:span text:style-name="T207">) за означенням фіктивної (чи істотної) змінної встановити, якою - фіктивною чи істотною </text:span><text:span text:style-name="T209">−</text:span><text:span text:style-name="T207"> є змінна </text:span><text:span text:style-name="T62">у</text:span><text:span text:style-name="T72">.</text:span><text:span text:style-name="T207"> </text:span></text:p>
        </text:list-item>
        <text:list-item>
          <text:p text:style-name="P17"><text:span text:style-name="T207">Д</text:span><text:span text:style-name="T54">ля </text:span><text:span text:style-name="T214">ДДНФ </text:span><text:span text:style-name="T206">БФ </text:span><text:span text:style-name="T60">f</text:span><text:span text:style-name="T206">(</text:span><text:span text:style-name="T60">x</text:span><text:span text:style-name="T206">, </text:span><text:span text:style-name="T60">y</text:span><text:span text:style-name="T206">, </text:span><text:span text:style-name="T60">z</text:span><text:span text:style-name="T206">) </text:span><text:span text:style-name="T207">= </text:span><text:span text:style-name="T258">x</text:span><text:span text:style-name="T261"><draw:frame draw:style-name="fr3" draw:name="Об'єкт26" text:anchor-type="as-char" svg:width="0.2008in" svg:height="0.1839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58">z</text:span><text:span text:style-name="T262">∨</text:span><text:span text:style-name="T260">ху</text:span><text:span text:style-name="T258"><draw:frame draw:style-name="fr1" draw:name="Об'єкт8" text:anchor-type="as-char" svg:y="-0.1492in" svg:width="0.1783in" svg:height="0.1854in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59">∨</text:span><text:span text:style-name="T73"><draw:frame draw:style-name="fr1" draw:name="Об'єкт17" text:anchor-type="as-char" svg:y="-0.1492in" svg:width="0.189in" svg:height="0.1854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4"><draw:frame draw:style-name="fr3" draw:name="Об'єкт18" text:anchor-type="as-char" svg:width="0.2008in" svg:height="0.1839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4"><draw:frame draw:style-name="fr1" draw:name="Об'єкт19" text:anchor-type="as-char" svg:y="-0.1492in" svg:width="0.1783in" svg:height="0.1854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7"> </text:span><text:span text:style-name="T207">побудувати рівний їй </text:span><text:bookmark-start text:name="__DdeLink__1066_1401347031"/><text:span text:style-name="T207">поліном Жегалкіна</text:span><text:bookmark-end text:name="__DdeLink__1066_1401347031"/><text:span text:style-name="T207">.</text:span></text:p>
        </text:list-item>
        <text:list-item>
          <text:p text:style-name="P7"><text:span text:style-name="T94">С</text:span><text:span text:style-name="T95">користавшись методом невизначених коефіцієнтів, подати </text:span><text:span text:style-name="T89">БФ </text:span><text:span text:style-name="T111">f</text:span><text:span text:style-name="T89">(</text:span><text:span text:style-name="T111">x</text:span><text:span text:style-name="T89">, </text:span><text:span text:style-name="T111">y</text:span><text:span text:style-name="T89">, </text:span><text:span text:style-name="T111">z</text:span><text:span text:style-name="T89">) </text:span><text:span text:style-name="T94">= (</text:span><text:span text:style-name="T95">0</text:span><text:span text:style-name="T96">1</text:span><text:span text:style-name="T107">1</text:span><text:span text:style-name="T95">0</text:span><text:span text:style-name="T98">0</text:span><text:span text:style-name="T106">1</text:span><text:span text:style-name="T97">0</text:span><text:span text:style-name="T95">1</text:span><text:span text:style-name="T94">) </text:span><text:span text:style-name="T95">у вигляді </text:span><text:bookmark-start text:name="__DdeLink__1066_14013470311"/><text:span text:style-name="T94">поліном</text:span><text:span text:style-name="T95">у</text:span><text:span text:style-name="T94"> Жегалкіна</text:span><text:bookmark-end text:name="__DdeLink__1066_14013470311"/><text:span text:style-name="T94">.</text:span></text:p>
        </text:list-item>
        <text:list-item>
          <text:p text:style-name="P7"><text:span text:style-name="T239">Довести, що </text:span><text:span text:style-name="T237">х</text:span><text:span text:style-name="T17">і</text:span><text:span text:style-name="T239"> - </text:span><text:span text:style-name="T246">фіктивна</text:span><text:span text:style-name="T239"> змінна БФ </text:span><text:span text:style-name="T237">f</text:span><text:span text:style-name="T239">(</text:span><text:span text:style-name="T237">х</text:span><text:span text:style-name="T17">1</text:span><text:span text:style-name="T239">, </text:span><text:span text:style-name="T237">х</text:span><text:span text:style-name="T17">2</text:span><text:span text:style-name="T239">, ..., </text:span><text:span text:style-name="T237">х</text:span><text:span text:style-name="T17">n</text:span><text:span text:style-name="T239">) тоді і лише тоді, коли </text:span><text:span text:style-name="T237">х</text:span><text:span text:style-name="T17">і</text:span><text:span text:style-name="T239"> явно </text:span><text:span text:style-name="T246">не </text:span><text:span text:style-name="T239">входить у поліном Жегалкіна цієї функції.</text:span><text:span text:style-name="T94"> </text:span></text:p>
        </text:list-item>
        <text:list-item>
          <text:p text:style-name="P12"><text:span text:style-name="T239">Визначити </text:span><text:span text:style-name="T247">кількість</text:span><text:span text:style-name="T239"> </text:span><text:span text:style-name="T248">БФ</text:span><text:span text:style-name="T239"> від </text:span><text:span text:style-name="T88">n</text:span><text:span text:style-name="T239"> змінних, </text:span><text:span text:style-name="T248">що</text:span><text:span text:style-name="T239"> належать множині </text:span><text:bookmark text:name="__DdeLink__608_141887944211"/><text:span text:style-name="T250">(</text:span><text:span text:style-name="T117">L</text:span><text:span text:style-name="T212">∪</text:span><text:bookmark-start text:name="__DdeLink__608_1418879441311"/><text:span text:style-name="T118">Т</text:span><text:bookmark-end text:name="__DdeLink__608_1418879441311"/><text:bookmark text:name="__DdeLink__608_1418879441111"/><text:span text:style-name="T30">1</text:span><text:bookmark text:name="__DdeLink__608_14188794441"/><text:span text:style-name="T175">)</text:span><text:span text:style-name="T177">∩</text:span><text:bookmark-start text:name="__DdeLink__608_14188794413"/><text:bookmark-end text:name="__DdeLink__608_14188794413"/><text:bookmark text:name="__DdeLink__608_14188794411"/><text:span text:style-name="T123">S</text:span><text:span text:style-name="T124">.</text:span><text:span text:style-name="T251"> </text:span><text:span text:style-name="T146">Відповідь обґрунтувати.</text:span></text:p>
        </text:list-item>
        <text:list-item>
          <text:p text:style-name="P18"><text:span text:style-name="T215">Визначити </text:span><text:span text:style-name="T216">кількість</text:span><text:span text:style-name="T215"> </text:span><text:span text:style-name="T217">БФ</text:span><text:span text:style-name="T215"> від n змінних, </text:span><text:span text:style-name="T217">що</text:span><text:span text:style-name="T215"> належать множині</text:span><text:span text:style-name="T228"> </text:span><text:span text:style-name="T232">М</text:span><text:span text:style-name="T223">\</text:span><text:span text:style-name="T224">(</text:span><text:bookmark-start text:name="__DdeLink__608_141887944121"/><text:span text:style-name="T229">Т</text:span><text:bookmark-end text:name="__DdeLink__608_141887944121"/><text:span text:style-name="T39">0</text:span><text:bookmark text:name="__DdeLink__608_1418879443"/><text:span text:style-name="T213">∪</text:span><text:bookmark-start text:name="__DdeLink__608_141887944131"/><text:span text:style-name="T229">Т</text:span><text:bookmark-end text:name="__DdeLink__608_141887944131"/><text:bookmark text:name="__DdeLink__608_141887944111"/><text:span text:style-name="T40">1</text:span><text:bookmark text:name="__DdeLink__608_1418879444"/><text:span text:style-name="T218">)</text:span><text:span text:style-name="T215">. </text:span><text:span text:style-name="T221">Відповідь обґрунтувати.</text:span></text:p>
        </text:list-item>
        <text:list-item>
          <text:p text:style-name="P10"><text:span text:style-name="T144">Дови</text:span><text:span text:style-name="T145">значити </text:span><text:span text:style-name="T144">БФ</text:span><text:span text:style-name="T145"> </text:span><text:span text:style-name="T113">f <text:s/></text:span><text:span text:style-name="T114">= </text:span><text:span text:style-name="T145">(</text:span><text:span text:style-name="T168">1*</text:span><text:span text:style-name="T145">*1</text:span><text:span text:style-name="T169">0</text:span><text:span text:style-name="T145">*</text:span><text:span text:style-name="T169">1</text:span><text:span text:style-name="T145">*), </text:span><text:span text:style-name="T144">з</text:span><text:span text:style-name="T94">аміни</text:span><text:span text:style-name="T99">вш</text:span><text:span text:style-name="T94">и у кортежі </text:span><text:span text:style-name="T145">(</text:span><text:span text:style-name="T168">1*</text:span><text:span text:style-name="T145">*1</text:span><text:span text:style-name="T169">0</text:span><text:span text:style-name="T145">*</text:span><text:span text:style-name="T169">1</text:span><text:span text:style-name="T145">*)</text:span><text:span text:style-name="T94"> зірочки символами 0 і 1 так, щоб утворився вектор значень деякої лінійної функції </text:span><text:span text:style-name="T113">f</text:span><text:span text:style-name="T145">. </text:span><text:span text:style-name="T144">Записати</text:span><text:span text:style-name="T145"> </text:span><text:span text:style-name="T144">отриману </text:span><text:span text:style-name="T145">функцію </text:span><text:span text:style-name="T113">f </text:span><text:span text:style-name="T146">аналітично</text:span><text:span text:style-name="T145">. </text:span><text:span text:style-name="T146">Відповідь обґрунтувати.</text:span></text:p>
        </text:list-item>
        <text:list-item>
          <text:p text:style-name="P21"><text:span text:style-name="T138">Чи <text:s/>є монотонною БФ </text:span><text:span text:style-name="T110">f</text:span><text:span text:style-name="T139">(</text:span><text:span text:style-name="T110">х</text:span><text:span text:style-name="T23">1</text:span><text:span text:style-name="T139">, </text:span><text:span text:style-name="T110">х</text:span><text:span text:style-name="T23">2</text:span><text:span text:style-name="T139">, </text:span><text:span text:style-name="T110">х</text:span><text:span text:style-name="T28">3</text:span><text:span text:style-name="T139">) = (</text:span><text:span text:style-name="T138">0</text:span><text:span text:style-name="T147">01</text:span><text:span text:style-name="T138">1</text:span><text:span text:style-name="T147">00</text:span><text:span text:style-name="T139">01)? </text:span><text:span text:style-name="T138">Відповідь обґрунтувати.</text:span></text:p>
        </text:list-item>
        <text:list-item>
          <text:p text:style-name="P10"><text:span text:style-name="T148">Довести, що для довільної монотонної БФ </text:span><text:span text:style-name="T115">f</text:span><text:span text:style-name="T148">(</text:span><text:span text:style-name="T115">х</text:span><text:span text:style-name="T29">1</text:span><text:span text:style-name="T148">, </text:span><text:span text:style-name="T115">х</text:span><text:span text:style-name="T29">2</text:span><text:span text:style-name="T148">, ..., </text:span><text:span text:style-name="T115">х</text:span><text:span text:style-name="T29">n</text:span><text:span text:style-name="T148">) справедливий розклад: <text:s text:c="7"/></text:span><text:span text:style-name="T115"><text:s text:c="13"/>f</text:span><text:span text:style-name="T148">(</text:span><text:span text:style-name="T115">х</text:span><text:span text:style-name="T29">1</text:span><text:span text:style-name="T148">, </text:span><text:span text:style-name="T115">х</text:span><text:span text:style-name="T29">2</text:span><text:span text:style-name="T148">, ..., </text:span><text:span text:style-name="T115">х</text:span><text:span text:style-name="T29">n</text:span><text:span text:style-name="T148">) = </text:span><text:span text:style-name="T171">(</text:span><text:span text:style-name="T115">х</text:span><text:span text:style-name="T29">1</text:span><text:span text:style-name="T183">∨</text:span><text:span text:style-name="T115">f</text:span><text:span text:style-name="T148">(</text:span><text:span text:style-name="T171">0</text:span><text:span text:style-name="T148">, </text:span><text:span text:style-name="T115">х</text:span><text:span text:style-name="T29">2</text:span><text:span text:style-name="T148">, ..., </text:span><text:span text:style-name="T115">х</text:span><text:span text:style-name="T29">n</text:span><text:span text:style-name="T148">)</text:span><text:span text:style-name="T171">)</text:span><text:span text:style-name="T181">∧</text:span><text:span text:style-name="T115">f</text:span><text:span text:style-name="T148">(</text:span><text:span text:style-name="T171">1</text:span><text:span text:style-name="T148">, </text:span><text:span text:style-name="T115">х</text:span><text:span text:style-name="T29">2</text:span><text:span text:style-name="T148">, ..., </text:span><text:span text:style-name="T115">х</text:span><text:span text:style-name="T29">n</text:span><text:span text:style-name="T148">).</text:span></text:p>
        </text:list-item>
        <text:list-item>
          <text:p text:style-name="P10"><text:span text:style-name="T148">Довести, що довільна монотонна </text:span><text:span text:style-name="T150">БФ</text:span><text:span text:style-name="T148">, що відмінна від константи, може бути представлена </text:span><text:span text:style-name="T170">Д</text:span><text:span text:style-name="T148">НФ без заперечень.</text:span></text:p>
        </text:list-item>
        <text:list-item>
          <text:p text:style-name="P22"><text:span text:style-name="T138">Знайти двоїсту БФ для </text:span><text:span text:style-name="T151">БФ </text:span><text:span text:style-name="T111">f</text:span><text:span text:style-name="T151">(</text:span><text:span text:style-name="T111">x</text:span><text:span text:style-name="T151">, </text:span><text:span text:style-name="T111">y</text:span><text:span text:style-name="T151">, </text:span><text:span text:style-name="T111">z</text:span><text:span text:style-name="T151">) </text:span><text:span text:style-name="T145">= (</text:span><text:span text:style-name="T172">1</text:span><text:span text:style-name="T152">0</text:span><text:span text:style-name="T138">0</text:span><text:span text:style-name="T172">0</text:span><text:span text:style-name="T153">1</text:span><text:span text:style-name="T149">1</text:span><text:span text:style-name="T153">0</text:span><text:span text:style-name="T152">1</text:span><text:span text:style-name="T145">). </text:span><text:span text:style-name="T146">Відповідь обґрунтувати.</text:span></text:p>
        </text:list-item>
        <text:list-item>
          <text:p text:style-name="P10"><text:span text:style-name="T146">Ч</text:span><text:span text:style-name="T154">и є БФ </text:span><text:span text:style-name="T111">f</text:span><text:span text:style-name="T151">(</text:span><text:span text:style-name="T111">x</text:span><text:span text:style-name="T151">, </text:span><text:span text:style-name="T111">y</text:span><text:span text:style-name="T151">, </text:span><text:span text:style-name="T111">z</text:span><text:span text:style-name="T151">) </text:span><text:span text:style-name="T145">= (</text:span><text:span text:style-name="T172">1</text:span><text:span text:style-name="T152">0</text:span><text:span text:style-name="T148">0</text:span><text:span text:style-name="T172">0</text:span><text:span text:style-name="T153">1</text:span><text:span text:style-name="T149">1</text:span><text:span text:style-name="T153">0</text:span><text:span text:style-name="T152">1</text:span><text:span text:style-name="T145">) </text:span><text:span text:style-name="T154">(див. попередню задачу) самодвоїстою?</text:span><text:span text:style-name="T145"> </text:span><text:span text:style-name="T146">Відповідь обґрунтувати.</text:span></text:p>
        </text:list-item>
        <text:list-item>
          <text:p text:style-name="P10"><text:span text:style-name="T146">З</text:span><text:span text:style-name="T154">найти </text:span><text:span text:style-name="T155">(</text:span><text:span text:style-name="T154">аналітично</text:span><text:span text:style-name="T155">)</text:span><text:span text:style-name="T154"> двоїсту БФ до БФ </text:span><text:span text:style-name="T111">f</text:span><text:span text:style-name="T151">(</text:span><text:span text:style-name="T111">x</text:span><text:span text:style-name="T151">, </text:span><text:span text:style-name="T111">y</text:span><text:span text:style-name="T151">) </text:span><text:span text:style-name="T145">= <text:s/></text:span><text:bookmark-start text:name="__DdeLink__182_388296396111"/><text:span text:style-name="T116">x</text:span><text:bookmark-end text:name="__DdeLink__182_388296396111"/><text:span text:style-name="T183">∨</text:span><text:span text:style-name="T210">у</text:span><text:span text:style-name="T156">.</text:span></text:p>
        </text:list-item>
        <text:list-item>
          <text:p text:style-name="P19"><text:span text:style-name="T222">Довести</text:span><text:span text:style-name="T221">, що не існує самодвоїстої </text:span><text:span text:style-name="T222">БФ</text:span><text:span text:style-name="T221">, </text:span><text:span text:style-name="T222">істотно</text:span><text:span text:style-name="T221"> залежної від двох </text:span>змінних. </text:p>
        </text:list-item>
        <text:list-item>
          <text:p text:style-name="P19"><text:span text:style-name="T221">Довести, якщо </text:span><text:span text:style-name="T1">f</text:span> не є константою, а <text:span text:style-name="T1">f</text:span><text:span text:style-name="T233">∨</text:span><text:span text:style-name="T1">f</text:span><text:span text:style-name="T54">*</text:span> - константа, то <text:s/><text:span text:style-name="T230">f</text:span><text:span text:style-name="T225">∉</text:span><text:span text:style-name="T231">М</text:span><text:span text:style-name="T225">∪</text:span><text:bookmark-start text:name="__DdeLink__608_1418879442121"/><text:span text:style-name="T229">S</text:span><text:bookmark-end text:name="__DdeLink__608_1418879442121"/><text:span text:style-name="T229">.</text:span></text:p>
        </text:list-item>
        <text:list-item>
          <text:p text:style-name="P23"><text:soft-page-break/><text:span text:style-name="T88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100">Відповідь обґрунтувати.</text:span></text:p>
        </text:list-item>
        <text:list-item>
          <text:p text:style-name="P24"><text:span text:style-name="T88">Користуючись методом зведення до функ</text:span><text:span text:style-name="T101">ці</text:span><text:span text:style-name="T88">онально повно</text:span><text:span text:style-name="T101">ї</text:span><text:span text:style-name="T88"> системи </text:span><text:span text:style-name="T191">Σ</text:span><text:span text:style-name="T38">2</text:span><text:span text:style-name="T101"> = {</text:span><text:span text:style-name="T191">∧, ¯</text:span><text:span text:style-name="T101">}</text:span><text:span text:style-name="T88">, </text:span><text:span text:style-name="T191">Σ</text:span><text:span text:style-name="T38">1</text:span><text:span text:style-name="T101"> = {</text:span><text:span text:style-name="T191">∨, ¯</text:span><text:span text:style-name="T101">}</text:span><text:span text:style-name="T88"> або <text:s/></text:span><text:span text:style-name="T191">Σ</text:span><text:span text:style-name="T38">0</text:span><text:span text:style-name="T101"> = {</text:span><text:span text:style-name="T191">∨,∧, ¯</text:span><text:span text:style-name="T101">},</text:span><text:span text:style-name="T88"> довести функ</text:span><text:span text:style-name="T102">ціо</text:span><text:span text:style-name="T88">нальну повноту системи </text:span><text:span text:style-name="T191">Σ</text:span><text:span text:style-name="T88"> </text:span><text:span text:style-name="T101">= {</text:span><text:span text:style-name="T103">(</text:span><text:span text:style-name="T111">х</text:span><text:span text:style-name="T192">→</text:span><text:span text:style-name="T111">у</text:span><text:span text:style-name="T103">)</text:span><text:span text:style-name="T89">, </text:span><text:span text:style-name="T108">¬</text:span><text:span text:style-name="T103">(</text:span><text:span text:style-name="T111">х</text:span><text:span text:style-name="T187">⊕</text:span><text:span text:style-name="T111">у</text:span><text:span text:style-name="T187">⊕</text:span><text:span text:style-name="T126">z</text:span><text:span text:style-name="T189">)</text:span><text:span text:style-name="T101">}</text:span><text:span text:style-name="T88">.</text:span></text:p>
        </text:list-item>
        <text:list-item>
          <text:p text:style-name="P25"><text:span text:style-name="T88">Чи є </text:span><text:span text:style-name="T105">функ</text:span><text:span text:style-name="T101">ці</text:span><text:span text:style-name="T105">онально повно</text:span><text:span text:style-name="T88">ю</text:span><text:span text:style-name="T105"> систем</text:span><text:span text:style-name="T88">а БФ</text:span><text:span text:style-name="T105"> </text:span><text:span text:style-name="T191">Σ </text:span><text:span text:style-name="T190">= </text:span><text:span text:style-name="T101">{</text:span><text:span text:style-name="T191">∨,∧, </text:span><text:span text:style-name="T192">→, </text:span><text:span text:style-name="T193">1</text:span><text:span text:style-name="T101">}? </text:span><text:span text:style-name="T100">Відповідь обґрунтувати. </text:span></text:p>
        </text:list-item>
        <text:list-item>
          <text:p text:style-name="P26"><text:span text:style-name="T88">Чи є базисом в Р</text:span><text:span text:style-name="T17">2</text:span><text:span text:style-name="T88"> </text:span><text:span text:style-name="T105">систем</text:span><text:span text:style-name="T88">а</text:span><text:span text:style-name="T105"> </text:span><text:span text:style-name="T88">БФ </text:span><text:span text:style-name="T191">Σ</text:span><text:span text:style-name="T101"> = {</text:span><text:span text:style-name="T191">∨,∧, <text:s/>¯</text:span><text:span text:style-name="T101">}</text:span><text:span text:style-name="T104">?</text:span><text:span text:style-name="T101"> </text:span><text:span text:style-name="T100">Відповідь обґрунтувати. </text:span></text:p>
        </text:list-item>
        <text:list-item>
          <text:p text:style-name="P11"><text:span text:style-name="T157">Чи є </text:span><text:span text:style-name="T158">функ</text:span><text:span text:style-name="T159">ці</text:span><text:span text:style-name="T158">онально повно</text:span><text:span text:style-name="T157">ю</text:span><text:span text:style-name="T158"> систем</text:span><text:span text:style-name="T157">а БФ</text:span><text:span text:style-name="T158"> </text:span><text:span text:style-name="T135">Σ </text:span><text:span text:style-name="T136">= </text:span><text:span text:style-name="T159">{</text:span><text:span text:style-name="T160">(1</text:span><text:span text:style-name="T161">1</text:span><text:span text:style-name="T160">)</text:span><text:span text:style-name="T135">, </text:span><text:span text:style-name="T160">(0</text:span><text:span text:style-name="T161">1</text:span><text:span text:style-name="T174">0</text:span><text:span text:style-name="T161">1</text:span><text:span text:style-name="T160">)</text:span><text:span text:style-name="T135">, </text:span><text:span text:style-name="T178">(00110111)</text:span><text:span text:style-name="T159">}? </text:span><text:span text:style-name="T146">Відповідь обґрунтувати.</text:span></text:p>
        </text:list-item>
        <text:list-item>
          <text:p text:style-name="P7"><text:span text:style-name="T100">Д</text:span><text:span text:style-name="T88">овести, що коли </text:span><text:span text:style-name="T89"><text:s/></text:span><text:span text:style-name="T111">f</text:span><text:span text:style-name="T186">∉</text:span><text:span text:style-name="T116">Т</text:span><text:span text:style-name="T21">0</text:span><text:span text:style-name="T186">∪</text:span><text:span text:style-name="T116">Т</text:span><text:span text:style-name="T21">1</text:span><text:span text:style-name="T186">∪</text:span><text:bookmark-start text:name="__DdeLink__608_141887944212"/><text:span text:style-name="T109">S</text:span><text:bookmark-end text:name="__DdeLink__608_141887944212"/><text:span text:style-name="T88">, то {</text:span><text:span text:style-name="T89"> </text:span><text:span text:style-name="T111">f</text:span><text:span text:style-name="T88">} − функціонально повна система.</text:span></text:p>
        </text:list-item>
        <text:list-item>
          <text:p text:style-name="P7"><text:span text:style-name="T158">Чи існує базис в P</text:span><text:span text:style-name="T31">2</text:span><text:span text:style-name="T158">, що складається з таких чотирьох функцій </text:span><text:span text:style-name="T119">f</text:span><text:span text:style-name="T31">1</text:span><text:span text:style-name="T158">, </text:span><text:span text:style-name="T119">f</text:span><text:span text:style-name="T31">2</text:span><text:span text:style-name="T158">, </text:span><text:span text:style-name="T119">f</text:span><text:span text:style-name="T31">3</text:span><text:span text:style-name="T158">, </text:span><text:span text:style-name="T119">f</text:span><text:span text:style-name="T31">4</text:span><text:span text:style-name="T158">, що </text:span><text:span text:style-name="T111">f</text:span><text:span text:style-name="T31">1</text:span><text:span text:style-name="T177">∉</text:span><text:span text:style-name="T116">Т</text:span><text:span text:style-name="T32">0</text:span><text:span text:style-name="T158">, </text:span><text:span text:style-name="T111">f</text:span><text:span text:style-name="T33">2</text:span><text:span text:style-name="T177">∉</text:span><text:span text:style-name="T116">Т</text:span><text:span text:style-name="T33">1</text:span><text:span text:style-name="T158">, </text:span><text:span text:style-name="T111">f</text:span><text:span text:style-name="T33">3</text:span><text:span text:style-name="T177">∉</text:span><text:span text:style-name="T119">L</text:span><text:span text:style-name="T158">, </text:span><text:span text:style-name="T111">f</text:span><text:span text:style-name="T33">4</text:span><text:span text:style-name="T177">∉</text:span><text:span text:style-name="T158">S? </text:span><text:span text:style-name="T146">Відповідь обґрунтувати.</text:span></text:p>
        </text:list-item>
        <text:list-item>
          <text:p text:style-name="P28"><text:span text:style-name="T200">Визначити число тупикових ДНФ та число мінімальних ДНФ </text:span><text:span text:style-name="T201">булевої функції</text:span><text:span text:style-name="T200"> <text:s text:c="21"/></text:span><text:span text:style-name="T196">f</text:span><text:span text:style-name="T200">(</text:span><text:span text:style-name="T196">х</text:span><text:span text:style-name="T44">1</text:span><text:span text:style-name="T200">, </text:span><text:span text:style-name="T196">х</text:span><text:span text:style-name="T44">2</text:span><text:span text:style-name="T200">, ..., </text:span><text:span text:style-name="T196">х</text:span><text:span text:style-name="T44">n</text:span><text:span text:style-name="T200">)= (011111...110).</text:span></text:p>
        </text:list-item>
        <text:list-item>
          <text:p text:style-name="P11"><text:span text:style-name="T145">Мінімізувати </text:span><text:span text:style-name="T162">БФ</text:span><text:span text:style-name="T145"> </text:span><text:span text:style-name="T113">f</text:span><text:span text:style-name="T162"> за допомогою </text:span><text:span text:style-name="T145">метод</text:span><text:span text:style-name="T166">у</text:span><text:span text:style-name="T162"> Блейка і </text:span><text:span text:style-name="T145">метод</text:span><text:span text:style-name="T163">у </text:span><text:span text:style-name="T167">Петрика</text:span><text:span text:style-name="T162">, </text:span><text:span text:style-name="T164">якщо</text:span><text:span text:style-name="T113"> <text:s text:c="33"/>f</text:span><text:span text:style-name="T151">(</text:span><text:span text:style-name="T111">x</text:span><text:span text:style-name="T151">, </text:span><text:span text:style-name="T111">y</text:span><text:span text:style-name="T151">, </text:span><text:span text:style-name="T111">z</text:span><text:span text:style-name="T151">) </text:span><text:span text:style-name="T145">= </text:span><text:span text:style-name="T143">¬</text:span><text:span text:style-name="T164">((</text:span><text:span text:style-name="T143"><draw:frame draw:style-name="fr1" draw:name="Об'єкт10" text:anchor-type="as-char" svg:y="-0.1492in" svg:width="0.189in" svg:height="0.1854in" draw:z-index="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79">∨</text:span><text:span text:style-name="T184"><draw:frame draw:style-name="fr1" draw:name="Об'єкт11" text:anchor-type="as-char" svg:y="-0.1492in" svg:width="0.1783in" svg:height="0.1854in" draw:z-index="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85">)(</text:span><text:span text:style-name="T127">у</text:span><text:span text:style-name="T179">∨</text:span><text:span text:style-name="T184"><draw:frame draw:style-name="fr1" draw:name="Об'єкт12" text:anchor-type="as-char" svg:y="-0.1492in" svg:width="0.1783in" svg:height="0.1854in" draw:z-index="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85">))</text:span><text:span text:style-name="T183">∨</text:span><text:span text:style-name="T128">x</text:span><text:span text:style-name="T165">(</text:span><text:span text:style-name="T120">у</text:span><text:span text:style-name="T183">∨</text:span><text:span text:style-name="T164"><draw:frame draw:style-name="fr3" draw:name="Об'єкт7" text:anchor-type="as-char" svg:width="0.2008in" svg:height="0.1839in" draw:z-index="13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84">z</text:span><text:span text:style-name="T185">)</text:span><text:span text:style-name="T179">∨</text:span><text:span text:style-name="T183"><draw:frame draw:style-name="fr1" draw:name="Об'єкт15" text:anchor-type="as-char" svg:y="-0.1492in" svg:width="0.189in" svg:height="0.1854in" draw:z-index="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65"><draw:frame draw:style-name="fr3" draw:name="Об'єкт27" text:anchor-type="as-char" svg:width="0.2008in" svg:height="0.1839in" draw:z-index="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85">.</text:span><text:span text:style-name="T121"> </text:span></text:p>
        </text:list-item>
        <text:list-item>
          <text:p text:style-name="P9"><text:span text:style-name="T146">Довести, що жодна проста імпліканта монотонної </text:span><text:span text:style-name="T150">БФ</text:span><text:span text:style-name="T146"> не містить заперечень змінних.</text:span></text:p>
        </text:list-item>
        <text:list-item>
          <text:p text:style-name="P9"><text:span text:style-name="T146">Довести, що скорочена ДНФ, що представляє монотонну </text:span><text:span text:style-name="T150">БФ</text:span><text:span text:style-name="T146">, є мінімальною </text:span><text:span text:style-name="T150">ДНФ</text:span><text:span text:style-name="T146">.</text:span></text:p>
        </text:list-item>
        <text:list-item>
          <text:p text:style-name="P30"><text:span text:style-name="T265">Довести, що </text:span><text:span text:style-name="T3">L</text:span><text:span text:style-name="T270">*</text:span><text:span text:style-name="T265">=</text:span><text:span text:style-name="T3">L</text:span><text:span text:style-name="T265"> </text:span><text:span text:style-name="T271">(тут </text:span><text:span text:style-name="T265"><text:s/></text:span><text:span text:style-name="T3">L</text:span><text:span text:style-name="T270">*</text:span><text:span text:style-name="T235"> - </text:span><text:span text:style-name="T234">клас двоїстих до класу</text:span><text:span text:style-name="T235"> </text:span><text:span text:style-name="T63">L</text:span><text:span text:style-name="T235"> </text:span><text:span text:style-name="T234">функцій</text:span><text:span text:style-name="T271">).</text:span></text:p>
        </text:list-item>
        <text:list-item>
          <text:p text:style-name="P30">Визначити довжину скороченої днф функції <text:span text:style-name="T265">х</text:span><text:span text:style-name="T45">1</text:span><text:span text:style-name="T226">⊕</text:span><text:span text:style-name="T227">х</text:span><text:span text:style-name="T41">2</text:span><text:span text:style-name="T226">⊕ ... ⊕ </text:span><text:span text:style-name="T227">х</text:span><text:span text:style-name="T41">n</text:span><text:span text:style-name="T227">.</text:span></text:p>
        </text:list-item>
        <text:list-item>
          <text:p text:style-name="P12"><text:span text:style-name="T236">Для БФ </text:span><text:span text:style-name="T238">f</text:span><text:span text:style-name="T240">(</text:span><text:span text:style-name="T238">x</text:span><text:span text:style-name="T240">, </text:span><text:span text:style-name="T238">y</text:span><text:span text:style-name="T240">)</text:span><text:span text:style-name="T238"> </text:span><text:span text:style-name="T240">= (</text:span><text:span text:style-name="T241">1</text:span><text:span text:style-name="T240">0</text:span><text:span text:style-name="T249">1</text:span><text:span text:style-name="T241">0</text:span><text:span text:style-name="T240">), </text:span><text:span text:style-name="T242">що задана табли</text:span><text:span text:style-name="T243">цею істинності </text:span><text:span text:style-name="T244">(вектором значень)</text:span><text:span text:style-name="T242">,</text:span><text:span text:style-name="T240"> знайти рівн</text:span><text:span text:style-name="T245">у</text:span><text:span text:style-name="T240"> їй ДДНФ.</text:span></text:p>
        </text:list-item>
        <text:list-item>
          <text:p text:style-name="P16"><text:span text:style-name="T76">Дл</text:span><text:span text:style-name="T81">я БФ </text:span><text:span text:style-name="T64">f</text:span><text:span text:style-name="T81">(</text:span><text:span text:style-name="T64">x</text:span><text:span text:style-name="T81">, </text:span><text:span text:style-name="T64">y</text:span><text:span text:style-name="T81">)</text:span><text:span text:style-name="T64"> </text:span><text:span text:style-name="T81">= (</text:span><text:span text:style-name="T77">1</text:span><text:span text:style-name="T81">0</text:span><text:span text:style-name="T78">1</text:span><text:span text:style-name="T77">0</text:span><text:span text:style-name="T81">), </text:span><text:span text:style-name="T73">що задана табли</text:span><text:span text:style-name="T79">цею істинності </text:span><text:span text:style-name="T80">(вектором значень)</text:span><text:span text:style-name="T73">,</text:span><text:span text:style-name="T81"> знайти рівн</text:span><text:span text:style-name="T76">у</text:span><text:span text:style-name="T81"> їй Д</text:span><text:span text:style-name="T76">К</text:span><text:span text:style-name="T81">НФ.</text:span></text:p>
        </text:list-item>
        <text:list-item>
          <text:p text:style-name="P16"><text:span text:style-name="T82">Показати, що кількість булевих функцій, що суттєво залежать від n аргументів, визначається рекурентним співвідношенням </text:span><text:span text:style-name="T65">A</text:span><text:span text:style-name="T13">n</text:span><text:span text:style-name="T82"> </text:span><text:span text:style-name="T83">=</text:span><text:span text:style-name="T82"> </text:span><text:span text:style-name="T82"><draw:frame draw:style-name="fr2" draw:name="1" text:anchor-type="as-char" svg:y="-0.2181in" svg:width="0.1929in" svg:height="0.2598in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82"><text:s/>- </text:span><text:span text:style-name="T70"><draw:frame draw:style-name="fr1" draw:name="Об'єкт53" text:anchor-type="as-char" svg:y="-0.1744in" svg:width="0.4083in" svg:height="0.248in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70"><draw:frame draw:style-name="fr1" draw:name="Об'єкт21" text:anchor-type="as-char" svg:y="-0.1744in" svg:width="0.2764in" svg:height="0.248in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6">A</text:span><text:span text:style-name="T14">i</text:span><text:span text:style-name="T82">, де </text:span><text:span text:style-name="T65">A</text:span><text:span text:style-name="T15">i</text:span><text:span text:style-name="T82"> - кількість булевих функцій, що суттєво залежать від </text:span><text:span text:style-name="T65">i</text:span><text:span text:style-name="T82"> аргументів.</text:span></text:p>
          <text:p text:style-name="P29"/>
        </text:list-item>
      </text:list>
      <text:p text:style-name="P3"/>
      <text:p text:style-name="P2"/>
      <text:p text:style-name="P2"/>
      <text:p text:style-name="P1"><text:bookmark-start text:name="__DdeLink__608_141887944"/><text:s/><text:bookmark-end text:name="__DdeLink__608_14188794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6:49:57.362114146</meta:creation-date>
    <dc:date>2022-02-23T23:55:09.189144335</dc:date>
    <meta:editing-duration>PT1H8M55S</meta:editing-duration>
    <meta:editing-cycles>8</meta:editing-cycles>
    <meta:generator>LibreOffice/6.4.7.2$Linux_X86_64 LibreOffice_project/40$Build-2</meta:generator>
    <meta:document-statistic meta:table-count="0" meta:image-count="0" meta:object-count="17" meta:page-count="2" meta:paragraph-count="42" meta:word-count="736" meta:character-count="4409" meta:non-whitespace-character-count="3644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2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3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6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7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1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2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23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6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7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8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